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orthandPart.ShorthandPart( String shorth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handPart.process( XPointerContext xpointer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